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OpenSymbol" svg:font-family="OpenSymbol, 'Arial Unicode MS'"/>
    <style:font-face style:name="Trebuchet MS" svg:font-family="'Trebuchet MS', Helvetica"/>
    <style:font-face style:name="Courier New" svg:font-family="'Courier New'" style:font-family-generic="modern"/>
    <style:font-face style:name="Helvetica Neue" svg:font-family="'Helvetica Neue', Helvetica" style:font-family-generic="swiss"/>
    <style:font-face style:name="DejaVu Sans" svg:font-family="'DejaVu Sans'" style:font-pitch="variable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139in" fo:margin-left="-0.0819in" table:align="left" style:writing-mode="lr-tb"/>
    </style:style>
    <style:style style:name="Table1.A" style:family="table-column">
      <style:table-column-properties style:column-width="1.8in"/>
    </style:style>
    <style:style style:name="Table1.D" style:family="table-column">
      <style:table-column-properties style:column-width="1.81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Verdana" fo:font-size="11pt" style:font-size-asian="11pt" style:font-name-complex="Verdana"/>
    </style:style>
    <style:style style:name="P2" style:family="paragraph" style:parent-style-name="Standard" style:list-style-name="WW8Num3">
      <style:paragraph-properties>
        <style:tab-stops>
          <style:tab-stop style:position="0.25in"/>
        </style:tab-stops>
      </style:paragraph-properties>
      <style:text-properties style:font-name="Verdana" fo:font-size="11pt" style:font-size-asian="11pt" style:font-name-complex="Verdana"/>
    </style:style>
    <style:style style:name="P3" style:family="paragraph" style:parent-style-name="Standard">
      <style:text-properties fo:color="#000080" style:font-name="Verdana" fo:font-size="11pt" fo:font-weight="bold" style:font-size-asian="11pt" style:font-weight-asian="bold" style:font-name-complex="Verdana"/>
    </style:style>
    <style:style style:name="P4" style:family="paragraph" style:parent-style-name="Standard">
      <style:paragraph-properties fo:margin-left="0.5in" fo:margin-right="0in" fo:text-indent="0.5in" style:auto-text-indent="false"/>
      <style:text-properties style:font-name="Verdana" fo:font-size="11pt" style:font-size-asian="11pt" style:font-name-complex="Verdana"/>
    </style:style>
    <style:style style:name="P5" style:family="paragraph" style:parent-style-name="Standard" style:list-style-name="WW8Num3">
      <style:paragraph-properties fo:text-align="start" style:justify-single-word="false" style:writing-mode="lr-tb">
        <style:tab-stops>
          <style:tab-stop style:position="0.25in"/>
        </style:tab-stops>
      </style:paragraph-properties>
      <style:text-properties style:font-name="Verdana" fo:font-size="11pt" style:font-size-asian="11pt" style:font-name-complex="Verdana"/>
    </style:style>
    <style:style style:name="P6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 style:writing-mode="lr-tb"/>
    </style:style>
    <style:style style:name="P7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 style:writing-mode="lr-tb"/>
      <style:text-properties style:use-window-font-color="true" style:font-name="Verdana" fo:font-size="11pt" fo:language="en" fo:country="GB" style:text-underline-style="solid" style:text-underline-width="auto" style:text-underline-color="font-color" fo:font-weight="bold" style:font-name-asian="Times New Roman" style:font-size-asian="11pt" style:font-weight-asian="bold" style:font-name-complex="Verdana" style:font-size-complex="10pt" style:language-complex="ar" style:country-complex="SA"/>
    </style:style>
    <style:style style:name="P8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 style:writing-mode="lr-tb"/>
      <style:text-properties fo:font-variant="normal" fo:text-transform="none" fo:color="#444444" style:font-name="Trebuchet MS" fo:font-size="10.5pt" fo:letter-spacing="normal" fo:font-style="normal" fo:font-weight="bold" style:font-size-asian="10.5pt" style:font-style-asian="normal" style:font-weight-asian="bold" style:font-name-complex="Trebuchet MS"/>
    </style:style>
    <style:style style:name="P9" style:family="paragraph" style:parent-style-name="Text_20_body" style:list-style-name="WW8Num2">
      <style:paragraph-properties fo:text-align="start" style:justify-single-word="false"/>
    </style:style>
    <style:style style:name="P10" style:family="paragraph" style:parent-style-name="Text_20_body" style:list-style-name="WW8Num2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P11" style:family="paragraph" style:parent-style-name="Text_20_body">
      <style:text-properties style:font-name="Verdana" fo:font-size="11pt" fo:font-style="italic" style:font-size-asian="11pt" style:font-style-asian="italic" style:font-name-complex="Verdana"/>
    </style:style>
    <style:style style:name="P12" style:family="paragraph" style:parent-style-name="Text_20_body">
      <style:text-properties style:font-name="Verdana" fo:font-size="11pt" style:font-size-asian="11pt" style:font-name-complex="Verdana"/>
    </style:style>
    <style:style style:name="P13" style:family="paragraph" style:parent-style-name="Text_20_body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normal" style:font-size-asian="11pt" style:font-weight-asian="normal" style:font-name-complex="Verdana"/>
    </style:style>
    <style:style style:name="P14" style:family="paragraph" style:parent-style-name="Text_20_body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bold" style:font-size-asian="11pt" style:font-weight-asian="bold" style:font-name-complex="Verdana" style:font-weight-complex="bold"/>
    </style:style>
    <style:style style:name="P15" style:family="paragraph" style:parent-style-name="Heading_20_3">
      <style:paragraph-properties fo:margin-left="0.5in" fo:margin-right="0in" fo:text-indent="-0.5in" style:auto-text-indent="false"/>
      <style:text-properties style:font-name="Verdana" fo:font-size="11pt" fo:font-weight="bold" style:font-size-asian="11pt" style:font-weight-asian="bold" style:font-name-complex="Verdana"/>
    </style:style>
    <style:style style:name="P16" style:family="paragraph" style:parent-style-name="Heading_20_3">
      <style:paragraph-properties fo:margin-left="0.5in" fo:margin-right="0in" fo:text-align="start" style:justify-single-word="false" fo:orphans="2" fo:widows="2" fo:text-indent="-0.5in" style:auto-text-indent="false" style:writing-mode="lr-tb"/>
    </style:style>
    <style:style style:name="P17" style:family="paragraph" style:parent-style-name="Heading_20_3">
      <style:paragraph-properties fo:margin-left="0.5in" fo:margin-right="0in" fo:text-align="start" style:justify-single-word="false" fo:orphans="2" fo:widows="2" fo:text-indent="-0.5in" style:auto-text-indent="false" style:writing-mode="lr-tb"/>
      <style:text-properties style:use-window-font-color="true" style:font-name="Verdana" fo:font-size="11pt" fo:language="en" fo:country="GB" style:text-underline-style="solid" style:text-underline-width="auto" style:text-underline-color="font-color" fo:font-weight="bold" style:font-size-asian="11pt" style:font-weight-asian="bold" style:font-name-complex="Verdana" style:font-size-complex="10pt" style:language-complex="ar" style:country-complex="SA"/>
    </style:style>
    <style:style style:name="P18" style:family="paragraph" style:parent-style-name="Heading_20_3">
      <style:paragraph-properties fo:margin-left="0in" fo:margin-right="0in" fo:text-indent="0.5in" style:auto-text-indent="false"/>
      <style:text-properties style:font-name="Verdana" fo:font-weight="bold" style:font-weight-asian="bold" style:font-name-complex="Verdana"/>
    </style:style>
    <style:style style:name="P19" style:family="paragraph" style:parent-style-name="Heading_20_3">
      <style:paragraph-properties fo:margin-left="0in" fo:margin-right="0in" fo:text-indent="0in" style:auto-text-indent="false"/>
      <style:text-properties style:font-name="Verdana" fo:font-size="11pt" fo:font-weight="bold" style:font-size-asian="11pt" style:font-weight-asian="bold" style:font-name-complex="Verdana"/>
    </style:style>
    <style:style style:name="P20" style:family="paragraph" style:parent-style-name="Heading_20_3">
      <style:paragraph-properties fo:margin-left="0in" fo:margin-right="0in" fo:text-indent="0in" style:auto-text-indent="false"/>
      <style:text-properties fo:color="#000080" style:font-name="Verdana" fo:font-size="11pt" fo:font-weight="bold" style:font-size-asian="11pt" style:font-weight-asian="bold" style:font-name-complex="Verdana"/>
    </style:style>
    <style:style style:name="P21" style:family="paragraph" style:parent-style-name="Title"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P22" style:family="paragraph" style:parent-style-name="Title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P23" style:family="paragraph" style:parent-style-name="Title" style:list-style-name="WW8Num2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P24" style:family="paragraph" style:parent-style-name="Title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Verdana" fo:font-size="10.5pt" fo:font-style="italic" style:text-underline-style="none" style:font-size-asian="10.5pt" style:font-style-asian="italic" style:font-name-complex="Verdana" style:font-size-complex="10.5pt"/>
    </style:style>
    <style:style style:name="P25" style:family="paragraph" style:parent-style-name="Title" style:master-page-name="Standard">
      <style:paragraph-properties style:page-number="auto"/>
      <style:text-properties fo:color="#000080" style:font-name="Verdana" fo:font-size="16pt" style:font-size-asian="16pt" style:font-name-complex="Verdana"/>
    </style:style>
    <style:style style:name="P26" style:family="paragraph" style:parent-style-name="Subtitle" style:list-style-name="WW8Num2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P27" style:family="paragraph" style:parent-style-name="Subtitle">
      <style:text-properties style:font-name="Verdana" fo:font-size="11pt" fo:font-weight="normal" style:font-size-asian="11pt" style:font-weight-asian="normal" style:font-name-complex="Verdana"/>
    </style:style>
    <style:style style:name="P28" style:family="paragraph" style:parent-style-name="Subtitle">
      <style:text-properties fo:color="#000080" style:font-name="Verdana" fo:font-size="11pt" style:font-size-asian="11pt" style:font-name-complex="Verdana"/>
    </style:style>
    <style:style style:name="P29" style:family="paragraph" style:parent-style-name="Subtitle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normal" style:font-size-asian="11pt" style:font-weight-asian="normal" style:font-name-complex="Verdana"/>
    </style:style>
    <style:style style:name="P30" style:family="paragraph" style:parent-style-name="Subtitle">
      <style:paragraph-properties>
        <style:tab-stops>
          <style:tab-stop style:position="0.25in"/>
        </style:tab-stops>
      </style:paragraph-properties>
      <style:text-properties fo:color="#000080" style:font-name="Verdana" fo:font-size="11pt" fo:font-weight="bold" style:font-size-asian="11pt" style:font-weight-asian="bold" style:font-name-complex="Verdana" style:font-weight-complex="bold"/>
    </style:style>
    <style:style style:name="P31" style:family="paragraph" style:parent-style-name="body3">
      <style:paragraph-properties fo:margin-top="0in" fo:margin-bottom="0in"/>
    </style:style>
    <style:style style:name="P32" style:family="paragraph" style:parent-style-name="body3">
      <style:paragraph-properties fo:margin-top="0in" fo:margin-bottom="0in" style:snap-to-layout-grid="false"/>
      <style:text-properties style:font-name="Verdana" fo:font-size="10pt" fo:font-weight="bold" style:font-size-asian="10pt" style:font-weight-asian="bold" style:font-name-complex="Verdana"/>
    </style:style>
    <style:style style:name="P33" style:family="paragraph" style:parent-style-name="body3">
      <style:paragraph-properties fo:margin-top="0in" fo:margin-bottom="0in"/>
      <style:text-properties style:font-name="Verdana" fo:font-size="12pt" style:font-size-asian="12pt" style:font-name-complex="Verdana"/>
    </style:style>
    <style:style style:name="P34" style:family="paragraph" style:parent-style-name="body3">
      <style:paragraph-properties fo:margin-top="0in" fo:margin-bottom="0in" fo:text-align="end" style:justify-single-word="false" style:writing-mode="rl-tb"/>
      <style:text-properties style:font-name="Verdana" fo:font-size="12pt" fo:font-weight="bold" style:font-size-asian="12pt" style:font-weight-asian="bold" style:font-name-complex="Verdana" style:font-weight-complex="bold"/>
    </style:style>
    <style:style style:name="P35" style:family="paragraph" style:parent-style-name="Body_20_Text_20_2">
      <style:text-properties fo:font-size="11pt" style:font-size-asian="11pt"/>
    </style:style>
    <style:style style:name="T1" style:family="text">
      <style:text-properties style:font-name-asian="Verdana"/>
    </style:style>
    <style:style style:name="T2" style:family="text">
      <style:text-properties style:font-name="Verdana" fo:font-size="10pt" style:text-underline-style="none" fo:font-weight="normal" style:font-size-asian="10pt" style:font-weight-asian="normal" style:font-name-complex="Verdana"/>
    </style:style>
    <style:style style:name="T3" style:family="text">
      <style:text-properties style:font-name="Verdana" fo:font-size="10pt" style:text-underline-style="none" fo:font-weight="normal" style:font-name-asian="Verdana" style:font-size-asian="10pt" style:font-weight-asian="normal" style:font-name-complex="Verdana"/>
    </style:style>
    <style:style style:name="T4" style:family="text">
      <style:text-properties style:font-name="Verdana" fo:font-size="10pt" fo:font-weight="normal" style:font-size-asian="10pt" style:font-weight-asian="normal" style:font-name-complex="Verdana"/>
    </style:style>
    <style:style style:name="T5" style:family="text">
      <style:text-properties style:font-name="Verdana" fo:font-size="11pt" style:text-underline-style="none" fo:font-weight="normal" style:font-size-asian="11pt" style:font-weight-asian="normal" style:font-name-complex="Verdana"/>
    </style:style>
    <style:style style:name="T6" style:family="text">
      <style:text-properties style:font-name="Verdana" fo:font-size="11pt" style:text-underline-style="none" fo:font-weight="normal" style:font-name-asian="Verdana" style:font-size-asian="11pt" style:font-weight-asian="normal" style:font-name-complex="Verdana"/>
    </style:style>
    <style:style style:name="T7" style:family="text">
      <style:text-properties style:font-name="Verdana" fo:font-size="11pt" fo:font-weight="normal" style:font-size-asian="11pt" style:font-weight-asian="normal" style:font-name-complex="Verdana"/>
    </style:style>
    <style:style style:name="T8" style:family="text">
      <style:text-properties style:font-name="Verdana" fo:font-size="11pt" fo:font-weight="bold" style:font-name-asian="Times New Roman" style:font-size-asian="11pt" style:font-weight-asian="bold" style:font-name-complex="Verdana" style:font-size-complex="10pt"/>
    </style:style>
    <style:style style:name="T9" style:family="text">
      <style:text-properties style:font-name="Verdana" fo:font-size="9pt" fo:font-weight="bold" style:font-name-asian="Times New Roman" style:font-size-asian="9pt" style:font-weight-asian="bold" style:font-name-complex="Verdana" style:font-size-complex="9pt"/>
    </style:style>
    <style:style style:name="T10" style:family="text">
      <style:text-properties fo:language="en" fo:country="GB" style:font-name-complex="Times New Roman"/>
    </style:style>
    <style:style style:name="T11" style:family="text">
      <style:text-properties style:font-name-asian="Times New Roman"/>
    </style:style>
    <style:style style:name="T12" style:family="text"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Verdana" style:font-size-complex="10pt" style:language-complex="ar" style:country-complex="SA"/>
    </style:style>
    <style:style style:name="T13" style:family="text">
      <style:text-properties style:use-window-font-color="true" style:font-name="Verdana" fo:font-size="11pt" fo:language="en" fo:country="GB" fo:font-weight="bold" style:font-name-asian="Times New Roman" style:font-size-asian="11pt" style:font-weight-asian="bold" style:font-name-complex="Verdana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Verdana" fo:font-size="9pt" fo:language="en" fo:country="GB" fo:font-weight="bold" style:font-name-asian="Times New Roman" style:font-size-asian="9pt" style:font-weight-asian="bold" style:font-name-complex="Verdana" style:font-size-complex="9pt" style:language-complex="ar" style:country-complex="SA"/>
    </style:style>
    <style:style style:name="T15" style:family="text">
      <style:text-properties fo:font-variant="normal" fo:text-transform="none" style:use-window-font-color="true" style:font-name="Helvetica Neue" fo:font-size="10pt" fo:letter-spacing="normal" fo:language="en" fo:country="GB" fo:font-style="italic" fo:font-weight="normal" style:font-name-asian="Times New Roman" style:font-size-asian="10pt" style:font-style-asian="italic" style:font-weight-asian="normal" style:font-name-complex="Helvetica Neue" style:font-size-complex="10pt" style:language-complex="ar" style:country-complex="SA" style:font-weight-complex="normal"/>
    </style:style>
    <style:style style:name="T16" style:family="text">
      <style:text-properties fo:font-variant="normal" fo:text-transform="none" style:use-window-font-color="true" style:font-name="Helvetica Neue" fo:font-size="10pt" fo:letter-spacing="normal" fo:language="en" fo:country="GB" fo:font-style="italic" fo:font-weight="normal" style:font-size-asian="10pt" style:font-style-asian="italic" style:font-weight-asian="normal" style:font-name-complex="Helvetica Neue" style:font-size-complex="10pt" style:language-complex="ar" style:country-complex="SA" style:font-weight-complex="normal"/>
    </style:style>
    <style:style style:name="T17" style:family="text">
      <style:text-properties fo:font-variant="normal" fo:text-transform="none" style:use-window-font-color="true" style:font-name="Helvetica Neue" fo:font-size="10pt" fo:letter-spacing="normal" fo:language="en" fo:country="GB" fo:font-style="italic" fo:font-weight="normal" style:font-name-asian="Helvetica Neue" style:font-size-asian="10pt" style:font-style-asian="italic" style:font-weight-asian="normal" style:font-name-complex="Helvetica Neue" style:font-size-complex="10pt" style:language-complex="ar" style:country-complex="SA" style:font-weight-complex="normal"/>
    </style:style>
    <style:style style:name="T18" style:family="text">
      <style:text-properties fo:font-variant="normal" fo:text-transform="none" style:use-window-font-color="true" style:font-name="Helvetica Neue" fo:font-size="10pt" fo:letter-spacing="normal" fo:language="en" fo:country="GB" fo:font-style="italic" style:text-underline-style="none" fo:font-weight="normal" style:font-name-asian="Times New Roman" style:font-size-asian="10pt" style:font-style-asian="italic" style:font-weight-asian="normal" style:font-name-complex="Helvetica Neue" style:font-size-complex="10pt" style:language-complex="ar" style:country-complex="SA" style:font-weight-complex="normal"/>
    </style:style>
    <style:style style:name="T19" style:family="text">
      <style:text-properties fo:font-variant="normal" fo:text-transform="none" style:use-window-font-color="true" style:font-name="Verdana" fo:font-size="11pt" fo:letter-spacing="normal" fo:language="en" fo:country="GB" fo:font-style="normal" fo:font-weight="bold" style:font-name-asian="Times New Roman" style:font-size-asian="11pt" style:font-style-asian="normal" style:font-weight-asian="bold" style:font-name-complex="Verdana" style:font-size-complex="10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style:use-window-font-color="true" style:font-name="Verdana" fo:font-size="11pt" fo:letter-spacing="normal" fo:language="en" fo:country="GB" fo:font-style="italic" fo:font-weight="bold" style:font-name-asian="Times New Roman" style:font-size-asian="11pt" style:font-style-asian="italic" style:font-weight-asian="bold" style:font-name-complex="Verdana" style:font-size-complex="10pt" style:language-complex="ar" style:country-complex="SA" style:font-weight-complex="normal"/>
    </style:style>
    <style:style style:name="T21" style:family="text">
      <style:text-properties fo:font-variant="normal" fo:text-transform="none" style:use-window-font-color="true" style:font-name="Verdana" fo:font-size="10.5pt" fo:letter-spacing="normal" fo:language="en" fo:country="GB" fo:font-style="italic" fo:font-weight="bold" style:font-name-asian="Times New Roman" style:font-size-asian="10.5pt" style:font-style-asian="italic" style:font-weight-asian="bold" style:font-name-complex="Verdana" style:font-size-complex="10pt" style:language-complex="ar" style:country-complex="SA" style:font-weight-complex="normal"/>
    </style:style>
    <style:style style:name="T22" style:family="text">
      <style:text-properties fo:font-variant="normal" fo:text-transform="none" fo:language="en" fo:country="GB" style:font-name-complex="Times New Roman"/>
    </style:style>
    <style:style style:name="T23" style:family="text">
      <style:text-properties fo:font-variant="normal" fo:text-transform="none" style:font-name="Verdana" fo:font-size="11pt" fo:letter-spacing="normal" fo:font-style="normal" fo:font-weight="bold" style:font-name-asian="Times New Roman" style:font-size-asian="11pt" style:font-style-asian="normal" style:font-weight-asian="bold" style:font-name-complex="Verdana" style:font-size-complex="10pt" style:font-style-complex="normal" style:font-weight-complex="normal"/>
    </style:style>
    <style:style style:name="T24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aniel<text:span text:style-name="T1"> </text:span>Chcouri</text:p>
      <text:p text:style-name="P21"/>
      <text:p text:style-name="Title"><text:span text:style-name="T2">Tzvi</text:span><text:span text:style-name="T3"> </text:span><text:span text:style-name="T2">Erlich</text:span><text:span text:style-name="T3"> </text:span><text:span text:style-name="T2">3</text:span><text:span text:style-name="T3"> </text:span><text:span text:style-name="T2">b</text:span><text:span text:style-name="T3"> </text:span><text:span text:style-name="T2">Rehovot,</text:span><text:span text:style-name="T3"> </text:span><text:span text:style-name="T2">054-8836191,</text:span><text:span text:style-name="T3"> </text:span><text:a xlink:type="simple" xlink:href="mailto:333222@gmail.com"><text:span text:style-name="Internet_20_link"><text:span text:style-name="T4">333222@gmail.com</text:span></text:span></text:a><text:span text:style-name="T2">,</text:span><text:span text:style-name="T3"> </text:span><text:span text:style-name="T2">http://theosp.me</text:span></text:p>
      <text:p text:style-name="P22"/>
      <text:p text:style-name="P24">I'm always eager to expand my horizons with new challenges and technologies</text:p>
      <text:p text:style-name="P1"/>
      <text:list xml:id="list1925767440" text:style-name="WW8Num2">
        <text:list-item>
          <text:p text:style-name="P23">Using<text:span text:style-name="T1"> </text:span>the<text:span text:style-name="T1"> </text:span>Unix<text:span text:style-name="T1"> </text:span>command<text:span text:style-name="T1"> </text:span>line<text:span text:style-name="T1"> </text:span>for<text:span text:style-name="T1"> </text:span>my<text:span text:style-name="T1"> </text:span>day<text:span text:style-name="T1"> </text:span>to<text:span text:style-name="T1"> </text:span>day<text:span text:style-name="T1"> </text:span>work,<text:span text:style-name="T1"> </text:span>and<text:span text:style-name="T1"> </text:span>Vim<text:span text:style-name="T1"> </text:span>as<text:span text:style-name="T1"> </text:span>my<text:span text:style-name="T1"> </text:span>editor<text:span text:style-name="T1"> – </text:span>See<text:span text:style-name="T1"> </text:span>a<text:span text:style-name="T1"> </text:span>lecture<text:span text:style-name="T1"> </text:span>I<text:span text:style-name="T1"> </text:span>gave<text:span text:style-name="T1"> </text:span>about<text:span text:style-name="T1"> </text:span>my<text:span text:style-name="T1"> </text:span>working<text:span text:style-name="T1"> </text:span>environment<text:span text:style-name="T1"> </text:span>in<text:span text:style-name="T1"> </text:span>an<text:span text:style-name="T1"> </text:span>annual<text:span text:style-name="T1"> </text:span>Linux<text:span text:style-name="T1"> </text:span>convention<text:span text:style-name="T1"> </text:span>at<text:span text:style-name="T1"> </text:span>Israel:<text:span text:style-name="T1"> </text:span>http://bit.ly/fl34A9</text:p>
        </text:list-item>
        <text:list-item>
          <text:p text:style-name="P23">Extensive<text:span text:style-name="T1"> </text:span>experience<text:span text:style-name="T1"> </text:span>in<text:span text:style-name="T1"> </text:span>all<text:span text:style-name="T1"> </text:span>aspects<text:span text:style-name="T1"> </text:span>of<text:span text:style-name="T1"> </text:span>web-development<text:span text:style-name="T1"> </text:span>(both<text:span text:style-name="T1"> </text:span>server-side<text:span text:style-name="T1"> </text:span>and<text:span text:style-name="T1"> </text:span>client)</text:p>
        </text:list-item>
        <text:list-item>
          <text:p text:style-name="P23">Commitment<text:span text:style-name="T1"> </text:span>to<text:span text:style-name="T1"> </text:span>standards.<text:span text:style-name="T1"> </text:span>See<text:span text:style-name="T1"> </text:span>my<text:span text:style-name="T1"> </text:span>blogpost:<text:span text:style-name="T1"> </text:span>http://bit.ly/ebf6So</text:p>
        </text:list-item>
        <text:list-item>
          <text:p text:style-name="P23">Documentation<text:span text:style-name="T1"> </text:span>and<text:span text:style-name="T1"> </text:span>code<text:span text:style-name="T1"> </text:span>history<text:span text:style-name="T1"> </text:span>transparency<text:span text:style-name="T1"> </text:span>(with<text:span text:style-name="T1"> </text:span>git)</text:p>
        </text:list-item>
        <text:list-item>
          <text:p text:style-name="P23">Advanced<text:span text:style-name="T1"> </text:span>Javascript<text:span text:style-name="T1"> </text:span>and<text:span text:style-name="T1"> </text:span>Python<text:span text:style-name="T1"> </text:span>skills:<text:span text:style-name="T1"> </text:span>NodeJs<text:span text:style-name="T1"> </text:span>servers/tools,<text:span text:style-name="T1"> </text:span>browsers,<text:span text:style-name="T1"> </text:span>and<text:span text:style-name="T1"> </text:span>event<text:span text:style-name="T1"> </text:span>deriven<text:span text:style-name="T1"> </text:span>development</text:p>
        </text:list-item>
        <text:list-item>
          <text:p text:style-name="P26">Experinced<text:span text:style-name="T1"> </text:span>with<text:span text:style-name="T1"> </text:span>using<text:span text:style-name="T1"> </text:span>cloud<text:span text:style-name="T1"> </text:span>services<text:span text:style-name="T1"> </text:span>(App<text:span text:style-name="T1"> </text:span>Engine/Amazon<text:span text:style-name="T1"> </text:span>SimpleDB)</text:p>
        </text:list-item>
        <text:list-item>
          <text:p text:style-name="P10">Always<text:span text:style-name="T1"> </text:span>eager<text:span text:style-name="T1"> </text:span>to<text:span text:style-name="T1"> </text:span>be<text:span text:style-name="T1"> </text:span>at<text:span text:style-name="T1"> </text:span>the<text:span text:style-name="T1"> </text:span>edge<text:span text:style-name="T1"> </text:span>of<text:span text:style-name="T1"> </text:span>technological<text:span text:style-name="T1"> </text:span>development<text:span text:style-name="T1"> </text:span>(YC<text:span text:style-name="T1"> </text:span>news<text:span text:style-name="T1"> </text:span>is<text:span text:style-name="T1"> </text:span>my<text:span text:style-name="T1"> </text:span>home<text:span text:style-name="T1"> </text:span>page)</text:p>
        </text:list-item>
        <text:list-item>
          <text:p text:style-name="P9"><text:span text:style-name="T5">Lots</text:span><text:span text:style-name="T6"> </text:span><text:span text:style-name="T5">of</text:span><text:span text:style-name="T6"> </text:span><text:span text:style-name="T5">open</text:span><text:span text:style-name="T6"> </text:span><text:span text:style-name="T5">sourced</text:span><text:span text:style-name="T6"> </text:span><text:span text:style-name="T5">repositories</text:span><text:span text:style-name="T6"> </text:span><text:span text:style-name="T5">at</text:span><text:span text:style-name="T6"> </text:span><text:span text:style-name="T5">github.</text:span><text:span text:style-name="T6"> </text:span><text:span text:style-name="T5">Check</text:span><text:span text:style-name="T6"> </text:span><text:span text:style-name="T5">my</text:span><text:span text:style-name="T6"> </text:span><text:span text:style-name="T5">account</text:span><text:span text:style-name="T6"> </text:span><text:span text:style-name="T5">there:</text:span><text:span text:style-name="T6"> </text:span><text:a xlink:type="simple" xlink:href="https://github.com/theosp"><text:span text:style-name="Internet_20_link"><text:span text:style-name="T7">https://github.com/theosp</text:span></text:span></text:a><text:span text:style-name="T6"> – </text:span><text:span text:style-name="T5">and</text:span><text:span text:style-name="T6"> </text:span><text:span text:style-name="T5">see</text:span><text:span text:style-name="T6"> </text:span><text:span text:style-name="T5">next</text:span><text:span text:style-name="T6"> </text:span><text:span text:style-name="T5">page</text:span></text:p>
        </text:list-item>
        <text:list-item>
          <text:p text:style-name="P9"><text:span text:style-name="T5">Check</text:span><text:span text:style-name="T6"> </text:span><text:span text:style-name="T5">also</text:span><text:span text:style-name="T6"> </text:span><text:span text:style-name="T5">my</text:span><text:span text:style-name="T6"> </text:span><text:span text:style-name="T5">humble</text:span><text:span text:style-name="T6"> </text:span><text:span text:style-name="T5">stackoverflow</text:span><text:span text:style-name="T6"> </text:span><text:span text:style-name="T5">account:</text:span><text:span text:style-name="T6"> </text:span><text:span text:style-name="T5">http://bit.ly/iQx6yM</text:span></text:p>
        </text:list-item>
      </text:list>
      <text:p text:style-name="P1"/>
      <text:p text:style-name="P1"/>
      <text:p text:style-name="P28">CAREER<text:span text:style-name="T1"> </text:span>&amp;<text:span text:style-name="T1"> </text:span>ACHIEVEMENTS</text:p>
      <text:p text:style-name="P27"/>
      <text:h text:style-name="P15" text:outline-level="3">Razoss,<text:span text:style-name="T1"> </text:span>Tel-Aviv,<text:span text:style-name="T1"> </text:span>Israel<text:tab/><text:tab/><text:tab/><text:tab/>June<text:span text:style-name="T1"> </text:span>2010<text:span text:style-name="T1"> – </text:span>Present</text:h>
      <text:p text:style-name="P4"/>
      <text:p text:style-name="P11">Designed<text:span text:style-name="T1"> </text:span>the<text:span text:style-name="T1"> </text:span>architecture<text:span text:style-name="T1"> </text:span>and<text:span text:style-name="T1"> </text:span>implemented<text:span text:style-name="T1"> </text:span>a<text:span text:style-name="T1"> </text:span>user<text:span text:style-name="T1"> </text:span>friendly<text:span text:style-name="T1"> </text:span>extensible<text:span text:style-name="T1"> </text:span>toolbars<text:span text:style-name="T1"> </text:span>generator<text:span text:style-name="T1"> </text:span>(like<text:span text:style-name="T1"> </text:span>Wibiya/Conduit)</text:p>
      <text:list xml:id="list1289496460" text:style-name="WW8Num3">
        <text:list-item>
          <text:p text:style-name="P2">Working<text:span text:style-name="T1"> </text:span>in<text:span text:style-name="T1"> </text:span>Google<text:span text:style-name="T1"> </text:span>App<text:span text:style-name="T1"> </text:span>Engine<text:span text:style-name="T1"> </text:span>cloud</text:p>
        </text:list-item>
        <text:list-item>
          <text:p text:style-name="P2">The<text:span text:style-name="T1"> </text:span>servers-side<text:span text:style-name="T1"> </text:span>code<text:span text:style-name="T1"> </text:span>designed<text:span text:style-name="T1"> </text:span>to<text:span text:style-name="T1"> </text:span>handle<text:span text:style-name="T1"> </text:span>simple<text:span text:style-name="T1"> </text:span>AJAX<text:span text:style-name="T1"> </text:span>APIs,<text:span text:style-name="T1"> </text:span>leaving<text:span text:style-name="T1"> </text:span>to<text:span text:style-name="T1"> </text:span>the<text:span text:style-name="T1"> </text:span>client<text:span text:style-name="T1"> </text:span>as<text:span text:style-name="T1"> </text:span>much<text:span text:style-name="T1"> </text:span>as<text:span text:style-name="T1"> </text:span>possible</text:p>
        </text:list-item>
        <text:list-item>
          <text:p text:style-name="P2">Widgets<text:span text:style-name="T1"> </text:span>development</text:p>
        </text:list-item>
      </text:list>
      <text:p text:style-name="P27"/>
      <text:h text:style-name="P19" text:outline-level="3">WhiteWeb,<text:span text:style-name="T1"> </text:span>Ramat-Gan,<text:span text:style-name="T1"> </text:span>Israel<text:tab/><text:tab/><text:tab/>March<text:span text:style-name="T1"> </text:span>2009<text:span text:style-name="T1"> – </text:span>June<text:span text:style-name="T1"> </text:span>2010</text:h>
      <text:p text:style-name="P4"/>
      <text:p text:style-name="P12">Implementing<text:span text:style-name="T1"> </text:span>and<text:span text:style-name="T1"> </text:span>maintaining<text:span text:style-name="T1"> </text:span>Babylon's<text:span text:style-name="T1"> </text:span>translation/dictionary<text:span text:style-name="T1"> </text:span>sites</text:p>
      <text:list xml:id="list1035716123" text:continue-numbering="true" text:style-name="WW8Num3">
        <text:list-item>
          <text:p text:style-name="P2">Rebuilding<text:span text:style-name="T1"> </text:span>Babylon's<text:span text:style-name="T1"> </text:span>online<text:span text:style-name="T1"> </text:span>translation<text:span text:style-name="T1"> </text:span>and<text:span text:style-name="T1"> </text:span>online<text:span text:style-name="T1"> </text:span>dictionary<text:span text:style-name="T1"> </text:span>websites:<text:span text:style-name="T1"> </text:span>both<text:span text:style-name="T1"> </text:span>for<text:span text:style-name="T1"> </text:span>product<text:span text:style-name="T1"> </text:span>improvements<text:span text:style-name="T1"> </text:span>and<text:span text:style-name="T1"> </text:span>SEO<text:span text:style-name="T1"> </text:span>improvements.<text:span text:style-name="T1"> </text:span>See<text:span text:style-name="T1"> </text:span>http://translation.babylon.com<text:span text:style-name="T1"> </text:span>and<text:span text:style-name="T1"> </text:span>http://dictionary.babylon.com</text:p>
        </text:list-item>
        <text:list-item>
          <text:p text:style-name="P2">System<text:span text:style-name="T1"> </text:span>administration<text:span text:style-name="T1"> </text:span>of<text:span text:style-name="T1"> </text:span>LAMP<text:span text:style-name="T1"> </text:span>VPSes<text:span text:style-name="T1"> </text:span>using<text:span text:style-name="T1"> </text:span>SSH<text:span text:style-name="T1"> </text:span>(CentOS<text:span text:style-name="T1"> </text:span>and<text:span text:style-name="T1"> </text:span>Ubuntu)</text:p>
        </text:list-item>
        <text:list-item>
          <text:p text:style-name="P5">Developing<text:span text:style-name="T1"> </text:span>JS<text:span text:style-name="T1"> </text:span>based<text:span text:style-name="T1"> </text:span>translation<text:span text:style-name="T1"> </text:span>widget<text:span text:style-name="T1"> </text:span>with<text:span text:style-name="T1"> </text:span>different<text:span text:style-name="T1"> </text:span>skins</text:p>
        </text:list-item>
      </text:list>
      <text:p text:style-name="P1"/>
      <text:h text:style-name="P19" text:outline-level="3">Convertonet<text:span text:style-name="T1"> </text:span>(Mansion),<text:span text:style-name="T1"> </text:span>Hertzelia,<text:span text:style-name="T1"> </text:span>Israel<text:tab/><text:tab/>April<text:span text:style-name="T1"> </text:span>2008<text:span text:style-name="T1"> – </text:span>February<text:span text:style-name="T1"> </text:span>2009</text:h>
      <text:p text:style-name="P35"/>
      <text:p text:style-name="P12">Coding<text:span text:style-name="T1"> </text:span>for<text:span text:style-name="T1"> </text:span>the<text:span text:style-name="T1"> </text:span>SEO<text:span text:style-name="T1"> </text:span>Department</text:p>
      <text:list xml:id="list622071377" text:continue-numbering="true" text:style-name="WW8Num3">
        <text:list-item>
          <text:p text:style-name="P2">Process<text:span text:style-name="T1"> </text:span>automation<text:span text:style-name="T1"> </text:span>using<text:span text:style-name="T1"> </text:span>GreaseMonkey<text:span text:style-name="T1"> </text:span>based<text:span text:style-name="T1"> </text:span>scripts</text:p>
        </text:list-item>
        <text:list-item>
          <text:p text:style-name="P2">Implementing<text:span text:style-name="T1"> </text:span>SEO<text:span text:style-name="T1"> </text:span>changes<text:span text:style-name="T1"> </text:span>on<text:span text:style-name="T1"> </text:span>Casino.Com<text:span text:style-name="T1"> </text:span>and<text:span text:style-name="T1"> </text:span>Mansion<text:span text:style-name="T1"> </text:span>Casino<text:span text:style-name="T1"> </text:span>sites</text:p>
        </text:list-item>
        <text:list-item>
          <text:p text:style-name="P2">Developing<text:span text:style-name="T1"> </text:span>PHP-based<text:span text:style-name="T1"> </text:span>tools<text:span text:style-name="T1"> </text:span>in<text:span text:style-name="T1"> </text:span>order<text:span text:style-name="T1"> </text:span>to<text:span text:style-name="T1"> </text:span>control<text:span text:style-name="T1"> </text:span>and<text:span text:style-name="T1"> </text:span>expand<text:span text:style-name="T1"> </text:span>the<text:span text:style-name="T1"> </text:span>peripheral<text:span text:style-name="T1"> </text:span>SEO<text:span text:style-name="T1"> </text:span>network<text:span text:style-name="T1"> </text:span>of<text:span text:style-name="T1"> </text:span>Mansion<text:span text:style-name="T1"> </text:span>Team<text:span text:style-name="T1"> </text:span>and<text:span text:style-name="T1"> </text:span>Casino.Com<text:span text:style-name="T1"> </text:span>sites</text:p>
        </text:list-item>
        <text:list-item>
          <text:p text:style-name="P2">Developing<text:span text:style-name="T1"> </text:span>scripts<text:span text:style-name="T1"> </text:span>which<text:span text:style-name="T1"> </text:span>automatically<text:span text:style-name="T1"> </text:span>installed<text:span text:style-name="T1"> </text:span>hundreds<text:span text:style-name="T1"> </text:span>of<text:span text:style-name="T1"> </text:span>Wordpress<text:span text:style-name="T1"> </text:span>sites<text:span text:style-name="T1"> </text:span>on<text:span text:style-name="T1"> </text:span>VPSes<text:span text:style-name="T1"> </text:span>and<text:span text:style-name="T1"> </text:span>routinely<text:span text:style-name="T1"> </text:span>added<text:span text:style-name="T1"> </text:span>content<text:span text:style-name="T1"> </text:span>to<text:span text:style-name="T1"> </text:span>them</text:p>
        </text:list-item>
      </text:list>
      <text:p text:style-name="P29"/>
      <text:p text:style-name="P13"/>
      <text:p text:style-name="P13"/>
      <text:p text:style-name="P13"/>
      <text:p text:style-name="P13"/>
      <text:p text:style-name="P13"/>
      <text:p text:style-name="P30"><text:soft-page-break/>PERSONAL<text:span text:style-name="T1"> </text:span>DETAILS</text:p>
      <text:p text:style-name="P14"/>
      <text:p text:style-name="P1">Date<text:span text:style-name="T1"> </text:span>of<text:span text:style-name="T1"> </text:span>birth:<text:span text:style-name="T1"> </text:span>02-07-1989</text:p>
      <text:p text:style-name="P1">Status:<text:span text:style-name="T1"> </text:span>Single</text:p>
      <text:p text:style-name="P1">Nationality:<text:span text:style-name="T1"> </text:span>Israeli</text:p>
      <text:p text:style-name="P1"/>
      <text:h text:style-name="P20" text:outline-level="3">OPEN<text:span text:style-name="T1"> </text:span>SOURCE<text:span text:style-name="T1"> </text:span>PROJECTS</text:h>
      <text:p text:style-name="Standard"/>
      <text:h text:style-name="P17" text:outline-level="3"><text:span text:style-name="T11">My</text:span><text:span text:style-name="T1"> </text:span>Projects:</text:h>
      <text:p text:style-name="P6"/>
      <text:h text:style-name="P16" text:outline-level="3"><text:span text:style-name="T12">osp-dist<text:tab/><text:tab/><text:tab/></text:span><text:a xlink:type="simple" xlink:href="https://github.com/theosp/osp-dist"><text:span text:style-name="Internet_20_link"><text:span text:style-name="T8">https://github.com/theosp/osp-dist</text:span></text:span></text:a></text:h>
      <text:h text:style-name="P16" text:outline-level="3"><text:tab/><text:span text:style-name="T15">My</text:span><text:span text:style-name="T17"> </text:span><text:span text:style-name="T16">development</text:span><text:span text:style-name="T17"> </text:span><text:span text:style-name="T16">environment</text:span></text:h>
      <text:p text:style-name="P3"/>
      <text:h text:style-name="P16" text:outline-level="3"><text:span text:style-name="T12">bupler-lib<text:tab/><text:tab/><text:tab/></text:span><text:a xlink:type="simple" xlink:href="https://github.com/theosp/bupler-lib"><text:span text:style-name="Internet_20_link"><text:span text:style-name="T8">https://github.com/theosp/bupler-lib</text:span></text:span></text:a></text:h>
      <text:h text:style-name="P16" text:outline-level="3"><text:span text:style-name="T12"><text:tab/></text:span><text:span text:style-name="T15">BASH</text:span><text:span text:style-name="T17"> </text:span><text:span text:style-name="T16">library</text:span><text:span text:style-name="T17"> </text:span><text:span text:style-name="T16">that</text:span><text:span text:style-name="T17"> </text:span><text:span text:style-name="T16">was</text:span><text:span text:style-name="T17"> </text:span><text:span text:style-name="T16">born</text:span><text:span text:style-name="T17"> </text:span><text:span text:style-name="T16">with</text:span><text:span text:style-name="T17"> </text:span><text:span text:style-name="T16">the</text:span><text:span text:style-name="T17"> </text:span><text:span text:style-name="T16">jQuery's</text:span><text:span text:style-name="T17"> </text:span><text:span text:style-name="T16">moto:</text:span><text:span text:style-name="T17"> </text:span><text:span text:style-name="T16">"Write</text:span><text:span text:style-name="T17"> </text:span><text:span text:style-name="T16">Less,</text:span><text:span text:style-name="T17"> </text:span><text:span text:style-name="T16">Do</text:span><text:span text:style-name="T17"> </text:span><text:span text:style-name="T16">More".</text:span><text:span text:style-name="T17"> </text:span><text:span text:style-name="T16">It's</text:span><text:span text:style-name="T17"> </text:span><text:span text:style-name="T16">an</text:span><text:span text:style-name="T17"> </text:span><text:span text:style-name="T16">attempt</text:span><text:span text:style-name="T17"> </text:span><text:span text:style-name="T16">to</text:span><text:span text:style-name="T17"> </text:span><text:span text:style-name="T16">make</text:span><text:span text:style-name="T17"> </text:span><text:span text:style-name="T16">the</text:span><text:span text:style-name="T17"> </text:span><text:span text:style-name="T16">BASH</text:span><text:span text:style-name="T17"> </text:span><text:span text:style-name="T16">language</text:span><text:span text:style-name="T17"> </text:span><text:span text:style-name="T16">pseudo</text:span><text:span text:style-name="T17"> </text:span><text:span text:style-name="T16">object</text:span><text:span text:style-name="T17"> </text:span><text:span text:style-name="T16">oriented.</text:span></text:h>
      <text:p text:style-name="P6"/>
      <text:h text:style-name="P16" text:outline-level="3"><text:span text:style-name="T12">theosp-common-js<text:tab/></text:span><text:a xlink:type="simple" xlink:href="https://github.com/theosp/theosp_common_js"><text:span text:style-name="Internet_20_link"><text:span text:style-name="T8">https://github.com/theosp/theosp_common_js</text:span></text:span></text:a><text:span text:style-name="T12"><text:tab/></text:span></text:h>
      <text:h text:style-name="P16" text:outline-level="3"><text:span text:style-name="T24"><text:tab/></text:span><text:span text:style-name="T15">My</text:span><text:span text:style-name="T17"> </text:span><text:span text:style-name="T16">small</text:span><text:span text:style-name="T17"> </text:span><text:span text:style-name="T16">JS</text:span><text:span text:style-name="T17"> </text:span><text:span text:style-name="T16">lib</text:span><text:span text:style-name="T17"> </text:span><text:span text:style-name="T16">I</text:span><text:span text:style-name="T17"> </text:span><text:span text:style-name="T16">use</text:span><text:span text:style-name="T17"> </text:span><text:span text:style-name="T16">in</text:span><text:span text:style-name="T17"> </text:span><text:span text:style-name="T16">every</text:span><text:span text:style-name="T17"> </text:span><text:span text:style-name="T16">project</text:span></text:h>
      <text:p text:style-name="P6"/>
      <text:h text:style-name="P16" text:outline-level="3"><text:span text:style-name="T12">github-ce<text:tab/><text:tab/><text:tab/></text:span><text:a xlink:type="simple" xlink:href="https://github.com/theosp/github-ce"><text:span text:style-name="Internet_20_link"><text:span text:style-name="T8">https://github.com/theosp/github-ce</text:span></text:span></text:a></text:h>
      <text:h text:style-name="P16" text:outline-level="3"><text:span text:style-name="T13"><text:tab/></text:span><text:span text:style-name="T15">githubCE</text:span><text:span text:style-name="T17"> </text:span><text:span text:style-name="T16">-</text:span><text:span text:style-name="T17"> </text:span><text:span text:style-name="T16">github</text:span><text:span text:style-name="T17"> </text:span><text:span text:style-name="T16">Chrome</text:span><text:span text:style-name="T17"> </text:span><text:span text:style-name="T16">Extension</text:span><text:span text:style-name="T17"> </text:span><text:span text:style-name="T16">-</text:span><text:span text:style-name="T17"> </text:span><text:span text:style-name="T16">User</text:span><text:span text:style-name="T17"> </text:span><text:span text:style-name="T16">interface</text:span><text:span text:style-name="T17"> </text:span><text:span text:style-name="T16">enhancements</text:span><text:span text:style-name="T17"> </text:span><text:span text:style-name="T16">for</text:span><text:span text:style-name="T17"> </text:span><text:span text:style-name="T16">github</text:span></text:h>
      <text:p text:style-name="P6"/>
      <text:h text:style-name="P16" text:outline-level="3"><text:span text:style-name="T14">theosp-nodejs-template-engine<text:tab/></text:span><text:a xlink:type="simple" xlink:href="https://github.com/theosp/theosp-nodejs-template-engine"><text:span text:style-name="Internet_20_link"><text:span text:style-name="T9">https://github.com/theosp/theosp-nodejs-template-engine</text:span></text:span></text:a></text:h>
      <text:h text:style-name="P16" text:outline-level="3"><text:span text:style-name="T13"><text:tab/></text:span><text:span text:style-name="T15">Template</text:span><text:span text:style-name="T17"> </text:span><text:span text:style-name="T16">engine</text:span><text:span text:style-name="T17"> </text:span><text:span text:style-name="T16">for</text:span><text:span text:style-name="T17"> </text:span><text:span text:style-name="T16">nodejs</text:span></text:h>
      <text:p text:style-name="P6"/>
      <text:p text:style-name="P7">Contributions:</text:p>
      <text:p text:style-name="P6"/>
      <text:h text:style-name="P16" text:outline-level="3"><text:span text:style-name="T12">headjs<text:tab/><text:tab/><text:tab/></text:span><text:a xlink:type="simple" xlink:href="https://github.com/theosp/headjs"><text:span text:style-name="Internet_20_link"><text:span text:style-name="T8">https://github.com/theosp/headjs</text:span></text:span></text:a></text:h>
      <text:h text:style-name="P16" text:outline-level="3"><text:span text:style-name="T13"><text:tab/></text:span><text:span text:style-name="T15">Improved</text:span><text:span text:style-name="T17"> </text:span><text:span text:style-name="T16">support</text:span><text:span text:style-name="T17"> </text:span><text:span text:style-name="T16">for</text:span><text:span text:style-name="T17"> </text:span><text:span text:style-name="T16">IE8</text:span><text:span text:style-name="T17"> </text:span><text:span text:style-name="T16">(see</text:span><text:span text:style-name="T17"> </text:span><text:span text:style-name="T16">also</text:span><text:span text:style-name="T17"> </text:span><text:span text:style-name="T16">a</text:span><text:span text:style-name="T17"> </text:span><text:span text:style-name="T16">blog</text:span><text:span text:style-name="T17"> </text:span><text:span text:style-name="T16">post</text:span><text:span text:style-name="T17"> </text:span><text:span text:style-name="T16">about</text:span><text:span text:style-name="T17"> </text:span><text:span text:style-name="T16">that</text:span><text:span text:style-name="T17"> </text:span><text:span text:style-name="T16">issue</text:span><text:span text:style-name="T17"> </text:span><text:span text:style-name="T18">http://bit.ly/ebf6So</text:span><text:span text:style-name="T15">)</text:span></text:h>
      <text:p text:style-name="P8"/>
      <text:h text:style-name="P16" text:outline-level="3"><text:span text:style-name="T19">jquery</text:span><text:span text:style-name="T20">-</text:span><text:span text:style-name="T19">tokeninput</text:span><text:span text:style-name="T21"><text:tab/></text:span><text:a xlink:type="simple" xlink:href="https://github.com/theosp/jquery-tokeninput"><text:span text:style-name="Internet_20_link"><text:span text:style-name="T23">https://github.com/theosp/jquery-tokeninput</text:span></text:span></text:a></text:h>
      <text:h text:style-name="P16" text:outline-level="3"><text:span text:style-name="T20"><text:tab/></text:span><text:span text:style-name="T15">Improved</text:span><text:span text:style-name="T17"> </text:span><text:span text:style-name="T16">UI</text:span><text:span text:style-name="T17"> </text:span><text:span text:style-name="T16">experience</text:span></text:h>
      <text:p text:style-name="P3"/>
      <text:p text:style-name="P3"/>
      <text:h text:style-name="P20" text:outline-level="3">KEY<text:span text:style-name="T1"> </text:span>WORDS</text:h>
      <text:h text:style-name="P18" text:outline-level="3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2">Xhtml</text:p>
          </table:table-cell>
          <table:table-cell table:style-name="Table1.A1" office:value-type="string">
            <text:p text:style-name="P32">Css</text:p>
          </table:table-cell>
          <table:table-cell table:style-name="Table1.A1" office:value-type="string">
            <text:p text:style-name="P32">Redis</text:p>
          </table:table-cell>
          <table:table-cell table:style-name="Table1.D1" office:value-type="string">
            <text:p text:style-name="P32">Simpledb</text:p>
          </table:table-cell>
        </table:table-row>
        <table:table-row table:style-name="Table1.1">
          <table:table-cell table:style-name="Table1.A1" office:value-type="string">
            <text:p text:style-name="P32">Bash</text:p>
          </table:table-cell>
          <table:table-cell table:style-name="Table1.A1" office:value-type="string">
            <text:p text:style-name="P32">Awk</text:p>
          </table:table-cell>
          <table:table-cell table:style-name="Table1.A1" office:value-type="string">
            <text:p text:style-name="P32">Sed</text:p>
          </table:table-cell>
          <table:table-cell table:style-name="Table1.D1" office:value-type="string">
            <text:p text:style-name="P32">Python</text:p>
          </table:table-cell>
        </table:table-row>
        <table:table-row table:style-name="Table1.1">
          <table:table-cell table:style-name="Table1.A1" office:value-type="string">
            <text:p text:style-name="P32">Php</text:p>
          </table:table-cell>
          <table:table-cell table:style-name="Table1.A1" office:value-type="string">
            <text:p text:style-name="P32">Javascript</text:p>
          </table:table-cell>
          <table:table-cell table:style-name="Table1.A1" office:value-type="string">
            <text:p text:style-name="P32">Jquery</text:p>
          </table:table-cell>
          <table:table-cell table:style-name="Table1.D1" office:value-type="string">
            <text:p text:style-name="P32">Django</text:p>
          </table:table-cell>
        </table:table-row>
        <table:table-row table:style-name="Table1.1">
          <table:table-cell table:style-name="Table1.A1" office:value-type="string">
            <text:p text:style-name="P32">Mysql</text:p>
          </table:table-cell>
          <table:table-cell table:style-name="Table1.A1" office:value-type="string">
            <text:p text:style-name="P32">Sqlite</text:p>
          </table:table-cell>
          <table:table-cell table:style-name="Table1.A1" office:value-type="string">
            <text:p text:style-name="P32">App<text:span text:style-name="T1"> </text:span>engine</text:p>
          </table:table-cell>
          <table:table-cell table:style-name="Table1.D1" office:value-type="string">
            <text:p text:style-name="P32">Nodejs</text:p>
          </table:table-cell>
        </table:table-row>
        <table:table-row table:style-name="Table1.1">
          <table:table-cell table:style-name="Table1.A1" office:value-type="string">
            <text:p text:style-name="P32">Git</text:p>
          </table:table-cell>
          <table:table-cell table:style-name="Table1.A1" office:value-type="string">
            <text:p text:style-name="P32">Github</text:p>
          </table:table-cell>
          <table:table-cell table:style-name="Table1.A1" office:value-type="string">
            <text:p text:style-name="P32">lesscss</text:p>
          </table:table-cell>
          <table:table-cell table:style-name="Table1.D1" office:value-type="string">
            <text:p text:style-name="P32"/>
          </table:table-cell>
        </table:table-row>
      </table:table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DANIEL<text:span text:style-name="T1"> </text:span>CHCOU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OpenSymbol" svg:font-family="OpenSymbol, 'Arial Unicode MS'"/>
    <style:font-face style:name="Trebuchet MS" svg:font-family="'Trebuchet MS', Helvetica"/>
    <style:font-face style:name="Courier New" svg:font-family="'Courier New'" style:font-family-generic="modern"/>
    <style:font-face style:name="Helvetica Neue" svg:font-family="'Helvetica Neue', Helvetica" style:font-family-generic="swiss"/>
    <style:font-face style:name="DejaVu Sans" svg:font-family="'DejaVu Sans'" style:font-pitch="variable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DejaVu Sans Condensed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GB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achlieli CLM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text-indent="0.5in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80" style:font-name="Verdana" fo:font-size="12pt" fo:font-weight="bold" style:font-size-asian="12pt" style:font-weight-asian="bold" style:font-name-complex="Verdana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Subtitle" style:family="paragraph" style:parent-style-name="Standard" style:next-style-name="Text_20_body" style:class="chapter">
      <style:text-properties fo:font-size="12pt" fo:font-weight="bold" style:font-size-asian="12pt" style:font-weight-asian="bold"/>
    </style:style>
    <style:style style:name="Institution" style:family="paragraph" style:parent-style-name="Text_20_body">
      <style:paragraph-properties fo:margin-top="0.111in" fo:margin-bottom="0in" fo:padding-left="0.0693in" fo:padding-right="0in" fo:padding-top="0in" fo:padding-bottom="0in" fo:border-left="0.51pt solid #000000" fo:border-right="none" fo:border-top="none" fo:border-bottom="none" fo:keep-with-next="always"/>
      <style:text-properties style:font-name="Arial" fo:font-size="10pt" fo:language="en" fo:country="US" fo:font-weight="bold" style:font-size-asian="10pt" style:font-weight-asian="bold" style:font-name-complex="Arial"/>
    </style:style>
    <style:style style:name="Achievement" style:family="paragraph" style:parent-style-name="Institution">
      <style:paragraph-properties fo:margin-top="0in" fo:margin-bottom="0.0555in" fo:keep-with-next="auto"/>
      <style:text-properties style:font-name="Times New Roman" fo:font-weight="normal" style:font-weight-asian="normal" style:font-name-complex="Times New Roman"/>
    </style:style>
    <style:style style:name="body3" style:family="paragraph" style:parent-style-name="Standard">
      <style:paragraph-properties fo:margin-top="0.0693in" fo:margin-bottom="0.0693in"/>
      <style:text-properties style:font-name="Arial Unicode MS" fo:font-size="12pt" fo:language="en" fo:country="US" style:font-name-asian="Arial Unicode MS" style:font-size-asian="12pt" style:font-name-complex="Arial Unicode MS"/>
    </style:style>
    <style:style style:name="Body_20_Text_20_2" style:display-name="Body Text 2" style:family="paragraph" style:parent-style-name="Standard">
      <style:text-properties fo:color="#008080" style:font-name="Verdana" fo:font-size="12pt" style:font-size-asian="12pt" style:font-name-complex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Absatz-Standardschriftart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6898in" fo:margin-right="0.688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 Template</dc:title>
    <meta:initial-creator>Clive Husselbury</meta:initial-creator>
    <meta:creation-date>2005-03-22T11:34:00</meta:creation-date>
    <dc:date>2011-05-19T23:45:21</dc:date>
    <meta:print-date>2000-10-31T14:23:00</meta:print-date>
    <meta:editing-cycles>6</meta:editing-cycles>
    <meta:editing-duration>P23DT23H51M5S</meta:editing-duration>
    <meta:generator>LibreOffice/3.4$Unix LibreOffice_project/340m1$Build-402</meta:generator>
    <meta:document-statistic meta:table-count="1" meta:image-count="0" meta:object-count="0" meta:page-count="2" meta:paragraph-count="71" meta:word-count="445" meta:character-count="3267" meta:non-whitespace-character-count="2890"/>
    <meta:user-defined meta:name="Info 1"/>
    <meta:user-defined meta:name="Info 2"/>
    <meta:user-defined meta:name="Info 3"/>
    <meta:user-defined meta:name="Info 4"/>
  </office:meta>
</office:document-meta>
</file>